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amada de enlace de dados</text:p>
      <text:p text:style-name="Standard"/>
      <text:p text:style-name="Standard">A camada de Enlace de dados é uma das camadas do modelo de referência OSI da ISO. Como todas as outras camadas, ela possui sua importância e características relevantes que a fazem uma das principais camadas do modelo OSI.</text:p>
      <text:p text:style-name="Standard"/>
      <text:p text:style-name="Standard">Podemos citar, assim, como características importantes, a detecção e correção de erros que ocorrem na transmissão dos dados. Mas que tipos de erros? Temos tantos erros simples, os quais seriam erros de um bit isolado, mas também temos erros que ocasionam bits corrompidos.</text:p>
      <text:p text:style-name="Standard"/>
      <text:p text:style-name="Standard">Para entendermos um pouco mais sobre a camada de enlace, vamos assistir a um vídeo interessante? Ele nos dará um pouco mais de conteúdo sobre essa camada e nos ajudará a resolver alguns problemas. Vamos lá? &lt; https://www.youtube.com/watch?v=sQfOKyL7pjY &gt;.</text:p>
      <text:p text:style-name="Standard"/>
      <text:p text:style-name="Standard">Agora que já assistimos ao vídeo, vamos para um caso prático? Sabemos que um sistema de computação funciona em função da transferência de dados/informações. Essas informações podem ser transferidas para qualquer dispositivo, desde CDs até a transferências entre computadores pela rede.</text:p>
      <text:p text:style-name="Standard"/>
      <text:p text:style-name="Standard">Essa transferência está sujeita a diversos erros, por exemplo, equipamentos antigos, interferências eletromagnéticas e diversos outros. São características que são inevitáveis e podem acarretar em erros, ao se transferir dados. Você já deve ter se deparado com alguns problemas, como arquivos corrompidos, não é?</text:p>
      <text:p text:style-name="Standard"/>
      <text:p text:style-name="Standard">Imagine você deparando-se com essa situação: você está transferindo um arquivo importante e, em sua transmissão, ocorrem alguns problemas, como “rajadas” de erros e, ainda, redundância em alguns dados.</text:p>
      <text:p text:style-name="Standard">Vamos Praticar</text:p>
      <text:p text:style-name="Standard"/>
      <text:p text:style-name="Standard">Relacionando a nossa Camada de Enlace de Dados, como podemos, em cima de nosso caso, detectar os erros? Quais técnicas podem ser utilizadas para que esses erros sejam detectáveis? Como podemos resolver ou, ainda, corrigir os erros encontrados para que o dado enviado seja encaminhado e recebido da forma correta? Explique, em alguns parágrafos, o porquê da escolha da técnica de resolução e como se daria essa resolução para o nosso cas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9:28:57.235074474</meta:creation-date>
    <dc:date>2022-04-19T19:54:15.921548845</dc:date>
    <meta:editing-duration>PT25M13S</meta:editing-duration>
    <meta:editing-cycles>12</meta:editing-cycles>
    <meta:generator>LibreOffice/7.2.6.2$Linux_X86_64 LibreOffice_project/20$Build-2</meta:generator>
    <meta:document-statistic meta:table-count="0" meta:image-count="0" meta:object-count="0" meta:page-count="1" meta:paragraph-count="9" meta:word-count="314" meta:character-count="2023" meta:non-whitespace-character-count="1718"/>
  </office:meta>
</office:document-meta>
</file>